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officeooo:paragraph-rsid="00086213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Horizontal_20_Line">
      <style:text-properties style:font-name="DejaVu Sans"/>
    </style:style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Standard">
      <style:text-properties style:font-name="DejaVu Sans"/>
    </style:style>
    <style:style style:name="T1" style:family="text">
      <style:text-properties style:font-name="DejaVu Sans"/>
    </style:style>
    <style:style style:name="T2" style:family="text">
      <style:text-properties style:font-name="DejaVu Sans" officeooo:rsid="0008621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Title">Maturitní otázka č.2</text:p>
      <text:p text:style-name="P1"><text:span text:style-name="T1"/></text:p>
      <text:h text:style-name="Heading_20_3" text:outline-level="3"><text:span text:style-name="T1">1. </text:span><text:span text:style-name="Strong_20_Emphasis"><text:span text:style-name="T1">United States – Washington, D.C.</text:span></text:span></text:h>
      <text:list text:style-name="L1">
        <text:list-item>
          <text:p text:style-name="P2"><text:span text:style-name="Strong_20_Emphasis"><text:span text:style-name="T1">Location</text:span></text:span><text:span text:style-name="T1">: On the east coast, near the Atlantic Ocean. </text:span></text:p>
        </text:list-item>
        <text:list-item>
          <text:p text:style-name="P2"><text:span text:style-name="Strong_20_Emphasis"><text:span text:style-name="T1">Nearby</text:span></text:span><text:span text:style-name="T1">: Close to major cities like New York City and Philadelphia. </text:span></text:p>
        </text:list-item>
        <text:list-item>
          <text:p text:style-name="P2"><text:span text:style-name="Strong_20_Emphasis"><text:span text:style-name="T1">Oceans</text:span></text:span><text:span text:style-name="T1">: Atlantic Ocean to the east, Pacific Ocean to the west. </text:span></text:p>
        </text:list-item>
        <text:list-item>
          <text:p text:style-name="P2"><text:span text:style-name="Strong_20_Emphasis"><text:span text:style-name="T1">Population</text:span></text:span><text:span text:style-name="T1">: Washington, D.C. is relatively small, but the surrounding metropolitan area is one of the largest in the country. </text:span></text:p>
        </text:list-item>
        <text:list-item>
          <text:p text:style-name="P2"><text:span text:style-name="Strong_20_Emphasis"><text:span text:style-name="T1">Rivers</text:span></text:span><text:span text:style-name="T1">: Potomac River. </text:span></text:p>
        </text:list-item>
        <text:list-item>
          <text:p text:style-name="P3"><text:span text:style-name="Strong_20_Emphasis"><text:span text:style-name="T1">Lakes</text:span></text:span><text:span text:style-name="T1">: Not many major lakes, but it’s close to the Chesapeake Bay. </text:span></text:p>
        </text:list-item>
      </text:list>
      <text:p text:style-name="P4"/>
      <text:h text:style-name="Heading_20_3" text:outline-level="3"><text:span text:style-name="T1">2. </text:span><text:span text:style-name="Strong_20_Emphasis"><text:span text:style-name="T1">United Kingdom – London</text:span></text:span></text:h>
      <text:list text:style-name="L2">
        <text:list-item>
          <text:p text:style-name="P5"><text:span text:style-name="Strong_20_Emphasis"><text:span text:style-name="T1">Location</text:span></text:span><text:span text:style-name="T1">: Located on the River Thames, in the southeastern part of the country. </text:span></text:p>
        </text:list-item>
        <text:list-item>
          <text:p text:style-name="P5"><text:span text:style-name="Strong_20_Emphasis"><text:span text:style-name="T1">Nearby</text:span></text:span><text:span text:style-name="T1">: Close to the English Channel, with France just across the water. </text:span></text:p>
        </text:list-item>
        <text:list-item>
          <text:p text:style-name="P5"><text:span text:style-name="Strong_20_Emphasis"><text:span text:style-name="T1">Oceans</text:span></text:span><text:span text:style-name="T1">: Surrounded by the Atlantic Ocean to the west and the North Sea to the east. </text:span></text:p>
        </text:list-item>
        <text:list-item>
          <text:p text:style-name="P5"><text:span text:style-name="Strong_20_Emphasis"><text:span text:style-name="T1">Population</text:span></text:span><text:span text:style-name="T1">: One of the most populous cities in Europe, with millions of people living in the metropolitan area. </text:span></text:p>
        </text:list-item>
        <text:list-item>
          <text:p text:style-name="P5"><text:span text:style-name="Strong_20_Emphasis"><text:span text:style-name="T1">Rivers</text:span></text:span><text:span text:style-name="T1">: River Thames. </text:span></text:p>
        </text:list-item>
        <text:list-item>
          <text:p text:style-name="P6"><text:span text:style-name="Strong_20_Emphasis"><text:span text:style-name="T1">Lakes</text:span></text:span><text:span text:style-name="T1">: No major lakes in the city itself, but the nearby Lake District is well known. </text:span></text:p>
        </text:list-item>
      </text:list>
      <text:p text:style-name="P4"/>
      <text:h text:style-name="Heading_20_3" text:outline-level="3"><text:span text:style-name="T1">3. </text:span><text:span text:style-name="Strong_20_Emphasis"><text:span text:style-name="T1">Canada – Ottawa</text:span></text:span></text:h>
      <text:list text:style-name="L3">
        <text:list-item>
          <text:p text:style-name="P7"><text:span text:style-name="Strong_20_Emphasis"><text:span text:style-name="T1">Location</text:span></text:span><text:span text:style-name="T1">: In the eastern part of Canada, near the border with the United States. </text:span></text:p>
        </text:list-item>
        <text:list-item>
          <text:p text:style-name="P7"><text:span text:style-name="Strong_20_Emphasis"><text:span text:style-name="T1">Nearby</text:span></text:span><text:span text:style-name="T1">: Close to cities like Montreal and Toronto. </text:span></text:p>
        </text:list-item>
        <text:list-item>
          <text:p text:style-name="P7"><text:span text:style-name="Strong_20_Emphasis"><text:span text:style-name="T1">Oceans</text:span></text:span><text:span text:style-name="T1">: The Atlantic Ocean is to the east, and the Pacific Ocean is to the west. </text:span></text:p>
        </text:list-item>
        <text:list-item>
          <text:p text:style-name="P7"><text:span text:style-name="Strong_20_Emphasis"><text:span text:style-name="T1">Population</text:span></text:span><text:span text:style-name="T1">: A smaller city in terms of population, but part of the larger National Capital Region. </text:span></text:p>
        </text:list-item>
        <text:list-item>
          <text:p text:style-name="P7"><text:span text:style-name="Strong_20_Emphasis"><text:span text:style-name="T1">Rivers</text:span></text:span><text:span text:style-name="T1">: Ottawa River. </text:span></text:p>
        </text:list-item>
        <text:list-item>
          <text:p text:style-name="P8"><text:span text:style-name="Strong_20_Emphasis"><text:span text:style-name="T1">Lakes</text:span></text:span><text:span text:style-name="T1">: Near major lakes like Lake Ontario, although not directly on it. </text:span></text:p>
        </text:list-item>
      </text:list>
      <text:p text:style-name="P4"/>
      <text:h text:style-name="Heading_20_3" text:outline-level="3"><text:soft-page-break/><text:span text:style-name="T1">4. </text:span><text:span text:style-name="Strong_20_Emphasis"><text:span text:style-name="T1">Australia – Canberra</text:span></text:span></text:h>
      <text:list text:style-name="L4">
        <text:list-item>
          <text:p text:style-name="P9"><text:span text:style-name="Strong_20_Emphasis"><text:span text:style-name="T1">Location</text:span></text:span><text:span text:style-name="T1">: Located inland, in the southeastern part of the country, between Sydney and Melbourne. </text:span></text:p>
        </text:list-item>
        <text:list-item>
          <text:p text:style-name="P9"><text:span text:style-name="Strong_20_Emphasis"><text:span text:style-name="T1">Nearby</text:span></text:span><text:span text:style-name="T1">: Close to Australia's larger cities, but not on the coast. </text:span></text:p>
        </text:list-item>
        <text:list-item>
          <text:p text:style-name="P9"><text:span text:style-name="Strong_20_Emphasis"><text:span text:style-name="T1">Oceans</text:span></text:span><text:span text:style-name="T1">: Surrounded by the Indian Ocean to the west and the Pacific Ocean to the east. </text:span></text:p>
        </text:list-item>
        <text:list-item>
          <text:p text:style-name="P9"><text:span text:style-name="Strong_20_Emphasis"><text:span text:style-name="T1">Population</text:span></text:span><text:span text:style-name="T1">: A relatively small city, compared to Sydney or Melbourne, but still a significant administrative center. </text:span></text:p>
        </text:list-item>
        <text:list-item>
          <text:p text:style-name="P9"><text:span text:style-name="Strong_20_Emphasis"><text:span text:style-name="T1">Rivers</text:span></text:span><text:span text:style-name="T1">: Murrumbateman River. </text:span></text:p>
        </text:list-item>
        <text:list-item>
          <text:p text:style-name="P10"><text:span text:style-name="Strong_20_Emphasis"><text:span text:style-name="T1">Lakes</text:span></text:span><text:span text:style-name="T1">: Lake Burley Griffin is a notable man-made lake within the city. </text:span></text:p>
        </text:list-item>
      </text:list>
      <text:p text:style-name="P4"/>
      <text:h text:style-name="Heading_20_3" text:outline-level="3"><text:span text:style-name="T1">5. </text:span><text:span text:style-name="Strong_20_Emphasis"><text:span text:style-name="T1">New Zealand – Wellington</text:span></text:span></text:h>
      <text:list text:style-name="L5">
        <text:list-item>
          <text:p text:style-name="P11"><text:span text:style-name="Strong_20_Emphasis"><text:span text:style-name="T1">Location</text:span></text:span><text:span text:style-name="T1">: Located at the southern tip of the North Island. </text:span></text:p>
        </text:list-item>
        <text:list-item>
          <text:p text:style-name="P11"><text:span text:style-name="Strong_20_Emphasis"><text:span text:style-name="T1">Nearby</text:span></text:span><text:span text:style-name="T1">: Close to the Cook Strait, which separates the North and South Islands of New Zealand. </text:span></text:p>
        </text:list-item>
        <text:list-item>
          <text:p text:style-name="P11"><text:span text:style-name="Strong_20_Emphasis"><text:span text:style-name="T1">Oceans</text:span></text:span><text:span text:style-name="T1">: Surrounded by the Tasman Sea to the west and the Pacific Ocean to the east. </text:span></text:p>
        </text:list-item>
        <text:list-item>
          <text:p text:style-name="P11"><text:span text:style-name="Strong_20_Emphasis"><text:span text:style-name="T1">Population</text:span></text:span><text:span text:style-name="T1">: A moderate-sized city, but New Zealand’s capital and political center. </text:span></text:p>
        </text:list-item>
        <text:list-item>
          <text:p text:style-name="P11"><text:span text:style-name="Strong_20_Emphasis"><text:span text:style-name="T1">Rivers</text:span></text:span><text:span text:style-name="T1">: Hutt River. </text:span></text:p>
        </text:list-item>
        <text:list-item>
          <text:p text:style-name="P12"><text:span text:style-name="Strong_20_Emphasis"><text:span text:style-name="T1">Lakes</text:span></text:span><text:span text:style-name="T1">: Lake Wairarapa is nearby. </text:span></text:p>
        </text:list-item>
      </text:list>
      <text:p text:style-name="P4"/>
      <text:h text:style-name="Heading_20_3" text:outline-level="3"><text:span text:style-name="T1">6. </text:span><text:span text:style-name="Strong_20_Emphasis"><text:span text:style-name="T1">South Africa – Pretoria (administrative capital)</text:span></text:span></text:h>
      <text:list text:style-name="L6">
        <text:list-item>
          <text:p text:style-name="P13"><text:span text:style-name="Strong_20_Emphasis"><text:span text:style-name="T1">Location</text:span></text:span><text:span text:style-name="T1">: In the northern part of the country, in Gauteng province. </text:span></text:p>
        </text:list-item>
        <text:list-item>
          <text:p text:style-name="P13"><text:span text:style-name="Strong_20_Emphasis"><text:span text:style-name="T1">Nearby</text:span></text:span><text:span text:style-name="T1">: Close to Johannesburg, the largest city in South Africa. </text:span></text:p>
        </text:list-item>
        <text:list-item>
          <text:p text:style-name="P13"><text:span text:style-name="Strong_20_Emphasis"><text:span text:style-name="T1">Oceans</text:span></text:span><text:span text:style-name="T1">: It’s inland, so it’s not directly by an ocean but still close to the Indian Ocean (to the east) and the Atlantic Ocean (to the west). </text:span></text:p>
        </text:list-item>
        <text:list-item>
          <text:p text:style-name="P13"><text:span text:style-name="Strong_20_Emphasis"><text:span text:style-name="T1">Population</text:span></text:span><text:span text:style-name="T1">: Not as large as Johannesburg, but still a major city. </text:span></text:p>
        </text:list-item>
        <text:list-item>
          <text:p text:style-name="P13"><text:span text:style-name="Strong_20_Emphasis"><text:span text:style-name="T1">Rivers</text:span></text:span><text:span text:style-name="T1">: The Apies River runs through Pretoria. </text:span></text:p>
        </text:list-item>
        <text:list-item>
          <text:p text:style-name="P14"><text:span text:style-name="Strong_20_Emphasis"><text:span text:style-name="T1">Lakes</text:span></text:span><text:span text:style-name="T1">: There are smaller lakes in the surrounding areas. </text:span></text:p>
        </text:list-item>
      </text:list>
      <text:p text:style-name="P4"/>
      <text:h text:style-name="Heading_20_3" text:outline-level="3"><text:span text:style-name="T1">7. </text:span><text:span text:style-name="Strong_20_Emphasis"><text:span text:style-name="T1">India – New Delhi</text:span></text:span></text:h>
      <text:list text:style-name="L7">
        <text:list-item>
          <text:p text:style-name="P15"><text:span text:style-name="Strong_20_Emphasis"><text:span text:style-name="T1">Location</text:span></text:span><text:span text:style-name="T1">: Situated in the northern part of India, along the Yamuna River. </text:span></text:p>
        </text:list-item>
        <text:list-item>
          <text:p text:style-name="P15"><text:span text:style-name="Strong_20_Emphasis"><text:span text:style-name="T1">Nearby</text:span></text:span><text:span text:style-name="T1">: Close to the large city of Mumbai (across the country) and other major cities like Agra. </text:span></text:p>
        </text:list-item>
        <text:list-item>
          <text:p text:style-name="P15"><text:span text:style-name="Strong_20_Emphasis"><text:span text:style-name="T1">Oceans</text:span></text:span><text:span text:style-name="T1">: The Arabian Sea to the west and the Bay of Bengal to the east. </text:span></text:p>
        </text:list-item>
        <text:list-item>
          <text:p text:style-name="P15"><text:span text:style-name="Strong_20_Emphasis"><text:span text:style-name="T1">Population</text:span></text:span><text:span text:style-name="T1">: A rapidly growing and highly populated area. </text:span></text:p>
        </text:list-item>
        <text:list-item>
          <text:p text:style-name="P15"><text:span text:style-name="Strong_20_Emphasis"><text:span text:style-name="T1">Rivers</text:span></text:span><text:span text:style-name="T1">: Yamuna River. </text:span></text:p>
        </text:list-item>
        <text:list-item>
          <text:p text:style-name="P16"><text:span text:style-name="Strong_20_Emphasis"><text:span text:style-name="T1">Lakes</text:span></text:span><text:span text:style-name="T1">: Not many notable lakes within New Delhi itself. </text:span></text:p>
        </text:list-item>
      </text:list>
      <text:p text:style-name="P4"/>
      <text:h text:style-name="Heading_20_3" text:outline-level="3"><text:soft-page-break/><text:span text:style-name="T1">8. </text:span><text:span text:style-name="Strong_20_Emphasis"><text:span text:style-name="T1">Ireland – Dublin</text:span></text:span></text:h>
      <text:list text:style-name="L8">
        <text:list-item>
          <text:p text:style-name="P17"><text:span text:style-name="Strong_20_Emphasis"><text:span text:style-name="T1">Location</text:span></text:span><text:span text:style-name="T1">: On the east coast of Ireland, by the River Liffey. </text:span></text:p>
        </text:list-item>
        <text:list-item>
          <text:p text:style-name="P17"><text:span text:style-name="Strong_20_Emphasis"><text:span text:style-name="T1">Nearby</text:span></text:span><text:span text:style-name="T1">: Close to the Irish Sea and relatively close to the United Kingdom. </text:span></text:p>
        </text:list-item>
        <text:list-item>
          <text:p text:style-name="P17"><text:span text:style-name="Strong_20_Emphasis"><text:span text:style-name="T1">Oceans</text:span></text:span><text:span text:style-name="T1">: The Atlantic Ocean is to the west, while the Irish Sea is to the east. </text:span><text:span text:style-name="T2">­</text:span></text:p>
        </text:list-item>
        <text:list-item>
          <text:p text:style-name="P17"><text:span text:style-name="Strong_20_Emphasis"><text:span text:style-name="T1">Population</text:span></text:span><text:span text:style-name="T1">: The largest city in Ireland, with a dense population. </text:span></text:p>
        </text:list-item>
        <text:list-item>
          <text:p text:style-name="P17"><text:span text:style-name="Strong_20_Emphasis"><text:span text:style-name="T1">Rivers</text:span></text:span><text:span text:style-name="T1">: River Liffey. </text:span></text:p>
        </text:list-item>
        <text:list-item>
          <text:p text:style-name="P18"><text:span text:style-name="Strong_20_Emphasis"><text:span text:style-name="T1">Lakes</text:span></text:span><text:span text:style-name="T1">: There are a few smaller lakes nearby, but not large ones. </text:span></text:p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0T10:58:31.430000000</meta:creation-date>
    <dc:date>2025-03-20T11:00:00.855000000</dc:date>
    <meta:editing-duration>PT1M29S</meta:editing-duration>
    <meta:editing-cycles>1</meta:editing-cycles>
    <meta:generator>LibreOffice/24.8.5.2$Windows_X86_64 LibreOffice_project/fddf2685c70b461e7832239a0162a77216259f22</meta:generator>
    <meta:document-statistic meta:table-count="0" meta:image-count="0" meta:object-count="0" meta:page-count="3" meta:paragraph-count="57" meta:word-count="633" meta:character-count="3579" meta:non-whitespace-character-count="2996"/>
  </office:meta>
</office:document-meta>
</file>